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/>
          <table:table-cell table:style-name="ce31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1">
          <table:covered-table-cell table:style-name="ce1"/>
          <table:table-cell table:style-name="ce31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41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41" table:number-columns-repeated="2"/>
          <table:table-cell table:style-name="ce51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10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style-name="ce29"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office:value-type="string" calcext:value-type="string">
            <text:p>FECHAS EN NEGRO: <text:s/>(DESINFECCION)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/>
          <table:table-cell table:style-name="ce13" office:value-type="string" calcext:value-type="string">
            <text:p>FECHAS EN ROJO: DESINFECCION, DESINSECTACION Y DESRATIZACION</text:p>
          </table:table-cell>
          <table:table-cell table:style-name="ce13" table:number-columns-repeated="2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5:25:04.113048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19T15:25:21.182854109</dc:date>
    <meta:generator>LibreOffice/24.8.6.2$Linux_X86_64 LibreOffice_project/480$Build-2</meta:generator>
    <meta:editing-duration>PT5H31M52S</meta:editing-duration>
    <meta:editing-cycles>17</meta:editing-cycles>
    <meta:print-date>2025-05-02T09:45:18.817218724</meta:print-date>
    <meta:printed-by>PDF files</meta:printed-by>
    <meta:document-statistic meta:table-count="1" meta:cell-count="20" meta:object-count="0"/>
    <meta:user-defined meta:name="AppVersion">16.0300</meta:user-defined>
  </office:meta>
</office:document-meta>
</file>